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P6" style:parent-style-name="Normal" style:family="paragraph">
      <style:paragraph-properties fo:border="0in none #000000" fo:padding="0in" style:shadow="none" fo:margin-bottom="0in"/>
    </style:style>
    <style:style style:name="T7" style:parent-style-name="DefaultParagraphFont" style:family="text">
      <style:text-properties style:font-name="Calibri" style:font-name-asian="Calibri" style:font-name-complex="Calibri" fo:font-weight="bold" style:font-weight-asian="bold" fo:color="#333333"/>
    </style:style>
    <style:style style:name="P8" style:parent-style-name="Normal" style:family="paragraph">
      <style:paragraph-properties fo:border="0in none #000000" fo:padding="0in" style:shadow="none" fo:margin-top="0.0694in" fo:margin-bottom="0.0694in"/>
    </style:style>
    <style:style style:name="T9"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10" style:parent-style-name="DefaultParagraphFont" style:family="text">
      <style:text-properties style:font-name="Times New Roman" style:font-name-asian="Times New Roman" style:font-name-complex="Times New Roman"/>
    </style:style>
    <style:style style:name="TableColumn12" style:family="table-column">
      <style:table-column-properties style:column-width="6.693in" style:use-optimal-column-width="false"/>
    </style:style>
    <style:style style:name="Table11" style:family="table">
      <style:table-properties style:width="6.693in" fo:margin-left="0in" table:align="left"/>
    </style:style>
    <style:style style:name="TableRow13" style:family="table-row">
      <style:table-row-properties style:min-row-height="1.0833in" style:use-optimal-row-height="false"/>
    </style:style>
    <style:style style:name="TableCell14" style:family="table-cell">
      <style:table-cell-properties fo:border="0.0416in solid #000000" style:writing-mode="lr-tb" style:vertical-align="middle" fo:padding-top="0.1in" fo:padding-left="0.1in" fo:padding-bottom="0.1in" fo:padding-right="0.1in"/>
    </style:style>
    <style:style style:name="P15" style:parent-style-name="Normal" style:family="paragraph">
      <style:paragraph-properties fo:margin-bottom="0in"/>
      <style:text-properties style:font-name="Calibri" style:font-name-asian="Calibri" style:font-name-complex="Calibri"/>
    </style:style>
    <style:style style:name="P1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2" style:parent-style-name="Normal" style:family="paragraph">
      <style:paragraph-properties fo:margin-top="0.0694in" fo:margin-bottom="0.0694in" fo:line-height="105%"/>
    </style:style>
    <style:style style:name="T23"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span text:style-name="T5">OR2022 Presentation Submission </text:span></text:p>
      <text:p text:style-name="P6"><text:span text:style-name="T7">17th International Open Repositories Conference, June 6th-9th in Denver, Colorado, USA</text:span></text:p>
      <text:p text:style-name="P8"><text:span text:style-name="T9">For authors: Follow the directions in italics and where appropriate replace with your own content.</text:span><text:span text:style-name="T10"><text:line-break/></text:span></text:p>
      <table:table table:style-name="Table11">
        <table:table-columns>
          <table:table-column table:style-name="TableColumn12"/>
        </table:table-columns>
        <table:table-row table:style-name="TableRow13">
          <table:table-cell table:style-name="TableCell14">
            <text:p text:style-name="P15">A reminder that the theme for OR2022 is “Building Trust Together”. We particularly welcome submissions that reflect the conference theme and answer questions focused on ways repositories enable trust, integration, collaboration and sharing. See the Call for Proposals for more detail on the themes. You will be asked to select a sub-theme at the time of submission.</text:p>
          </table:table-cell>
        </table:table-row>
      </table:table>
      <text:h text:style-name="Heading2" text:outline-level="2"><text:bookmark-start text:name="_heading=h.gojn4f22ejl4"/><text:bookmark-end text:name="_heading=h.gojn4f22ejl4"/>Title of Proposal</text:h>
      <text:p text:style-name="P16">Author 1 name, affiliation,<text:s/>email address; Author 2 name, affiliation, email address</text:p>
      <text:h text:style-name="Heading2" text:outline-level="2">Abstract</text:h>
      <text:p text:style-name="P17"><text:bookmark-start text:name="_heading=h.3znysh7"/><text:bookmark-end text:name="_heading=h.3znysh7"/>Summary of your proposal; maximum 200 words. The abstract should be a concise summary of the background, problem, approach and conclusions of the work described. You will copy and paste this into the submission system at the time of submission.<text:s/></text:p>
      <text:h text:style-name="Heading2" text:outline-level="2">Keywords</text:h>
      <text:p text:style-name="P18">List 3-4 key terms or phrases that describe the subject of the proposal.</text:p>
      <text:h text:style-name="Heading2" text:outline-level="2">Audience</text:h>
      <text:p text:style-name="P19">Tell us in a sentence or two who is the likely audience for this. Some examples might be repository managers, developers, data producers, librarians, etc.</text:p>
      <text:h text:style-name="Heading2" text:outline-level="2">Proposal (no longer<text:s/>than 3 pages)</text:h>
      <text:list text:style-name="LFO1" text:continue-numbering="true">
        <text:list-item>
          <text:p text:style-name="P20"><text:bookmark-start text:name="_heading=h.2s8eyo1"/><text:bookmark-end text:name="_heading=h.2s8eyo1"/>Tell us what you will cover in the presentation. Why will your topic be of interest to the intended audience? Include figures and images if they will help reviewers evaluate the proposal content.</text:p>
        </text:list-item>
        <text:list-item>
          <text:p text:style-name="P21">All proposals should be in English and approximately 2-3 pages in length - excessively long submissions place undue burden on the reviewers.</text:p>
        </text:list-item>
      </text:list>
      <text:h text:style-name="Heading2" text:outline-level="2">References (if applicable)</text:h>
      <text:p text:style-name="P22"><text:span text:style-name="T23">Use any clear unambiguous referenc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Claire Knowles</dc:creator>
    <meta:creation-date>2022-01-19T20:29:00Z</meta:creation-date>
    <dc:date>2022-01-19T20:29:00Z</dc:date>
    <meta:template xlink:href="Normal.dotm" xlink:type="simple"/>
    <meta:editing-cycles>2</meta:editing-cycles>
    <meta:editing-duration>PT0S</meta:editing-duration>
    <meta:document-statistic meta:page-count="1" meta:paragraph-count="3" meta:word-count="244" meta:character-count="1637" meta:row-count="11" meta:non-whitespace-character-count="1396"/>
  </office:meta>
</office:document-meta>
</file>